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09c" officeooo:paragraph-rsid="001830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: https://community.amstat.org/jointscsg-section/dataexpo/dataexpo200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9:58:55.908416937</meta:creation-date>
    <dc:date>2022-03-24T20:01:20.611340384</dc:date>
    <meta:editing-duration>PT2M29S</meta:editing-duration>
    <meta:editing-cycles>1</meta:editing-cycles>
    <meta:document-statistic meta:table-count="0" meta:image-count="0" meta:object-count="0" meta:page-count="1" meta:paragraph-count="1" meta:word-count="2" meta:character-count="73" meta:non-whitespace-character-count="72"/>
    <meta:generator>LibreOffice/6.4.7.2$Linux_X86_64 LibreOffice_project/40$Build-2</meta:generator>
  </office:meta>
</office:document-meta>
</file>